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312b9d" officeooo:paragraph-rsid="00312b9d"/>
    </style:style>
    <style:style style:name="P2" style:family="paragraph" style:parent-style-name="Standard">
      <style:text-properties fo:font-variant="normal" fo:text-transform="none" fo:color="#222222" style:font-name="Arial" fo:font-size="12pt" fo:letter-spacing="normal" fo:font-style="italic" fo:font-weight="normal" officeooo:rsid="002d8486" officeooo:paragraph-rsid="002bd40d" style:font-style-asian="italic" style:font-style-complex="italic"/>
    </style:style>
    <style:style style:name="P3" style:family="paragraph" style:parent-style-name="Standard">
      <style:text-properties fo:font-variant="normal" fo:text-transform="none" fo:color="#222222" style:font-name="Arial" fo:font-size="12pt" fo:letter-spacing="normal" fo:font-style="italic" fo:font-weight="normal" officeooo:rsid="00312b9d" officeooo:paragraph-rsid="00312b9d" style:font-style-asian="italic" style:font-style-complex="italic"/>
    </style:style>
    <style:style style:name="P4" style:family="paragraph" style:parent-style-name="Standard">
      <style:text-properties fo:font-variant="normal" fo:text-transform="none" fo:color="#222222" style:font-name="Arial" fo:font-size="12pt" fo:letter-spacing="normal" fo:font-style="italic" fo:font-weight="normal" officeooo:rsid="00354f58" officeooo:paragraph-rsid="00354f58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variant="normal" fo:text-transform="none" fo:color="#222222" style:font-name="Arial" fo:font-size="12pt" fo:letter-spacing="normal" fo:font-style="italic" fo:font-weight="normal" officeooo:rsid="00394c89" officeooo:paragraph-rsid="00394c89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variant="normal" fo:text-transform="none" fo:color="#222222" style:font-name="Arial" fo:font-size="12pt" fo:letter-spacing="normal" fo:font-style="italic" fo:font-weight="bold" officeooo:rsid="00354f58" officeooo:paragraph-rsid="00354f58" style:font-style-asian="italic" style:font-weight-asian="bold" style:font-style-complex="italic" style:font-weight-complex="bold"/>
    </style:style>
    <style:style style:name="P7" style:family="paragraph" style:parent-style-name="Standard" style:list-style-name="L1">
      <style:text-properties officeooo:paragraph-rsid="002bd40d"/>
    </style:style>
    <style:style style:name="P8" style:family="paragraph" style:parent-style-name="Standard" style:list-style-name="L1">
      <style:text-properties officeooo:rsid="001e7817" officeooo:paragraph-rsid="001e7817"/>
    </style:style>
    <style:style style:name="P9" style:family="paragraph" style:parent-style-name="Standard" style:list-style-name="L1">
      <style:text-properties officeooo:rsid="001f0f34" officeooo:paragraph-rsid="001f0f34"/>
    </style:style>
    <style:style style:name="P10" style:family="paragraph" style:parent-style-name="Standard" style:list-style-name="L1">
      <style:text-properties officeooo:rsid="00214957" officeooo:paragraph-rsid="00214957"/>
    </style:style>
    <style:style style:name="P11" style:family="paragraph" style:parent-style-name="Standard" style:list-style-name="L1">
      <style:text-properties officeooo:rsid="00234b33" officeooo:paragraph-rsid="00234b33"/>
    </style:style>
    <style:style style:name="P12" style:family="paragraph" style:parent-style-name="Standard" style:list-style-name="L1">
      <style:text-properties fo:font-variant="normal" fo:text-transform="none" fo:color="#222222" style:font-name="Arial" fo:font-size="12pt" fo:letter-spacing="normal" fo:font-style="normal" fo:font-weight="normal" officeooo:rsid="00234b33" officeooo:paragraph-rsid="00234b33"/>
    </style:style>
    <style:style style:name="P13" style:family="paragraph" style:parent-style-name="Standard" style:list-style-name="L1">
      <style:text-properties fo:font-variant="normal" fo:text-transform="none" fo:color="#222222" style:font-name="Arial" fo:font-size="12pt" fo:letter-spacing="normal" fo:font-style="normal" fo:font-weight="normal" officeooo:rsid="00251ef1" officeooo:paragraph-rsid="00251ef1"/>
    </style:style>
    <style:style style:name="P14" style:family="paragraph" style:parent-style-name="Standard" style:list-style-name="L1">
      <style:text-properties fo:font-variant="normal" fo:text-transform="none" fo:color="#222222" style:font-name="Arial" fo:font-size="12pt" fo:letter-spacing="normal" fo:font-style="normal" fo:font-weight="normal" officeooo:rsid="00279ca0" officeooo:paragraph-rsid="00279ca0"/>
    </style:style>
    <style:style style:name="P15" style:family="paragraph" style:parent-style-name="Standard" style:list-style-name="L1">
      <style:text-properties fo:font-variant="normal" fo:text-transform="none" fo:color="#222222" style:font-name="Arial" fo:font-size="12pt" fo:letter-spacing="normal" fo:font-style="italic" fo:font-weight="normal" officeooo:rsid="00251ef1" officeooo:paragraph-rsid="00251ef1" style:font-style-asian="italic" style:font-style-complex="italic"/>
    </style:style>
    <style:style style:name="P16" style:family="paragraph" style:parent-style-name="Standard" style:list-style-name="L1">
      <style:text-properties fo:font-variant="normal" fo:text-transform="none" fo:color="#222222" style:font-name="Arial" fo:font-size="12pt" fo:letter-spacing="normal" fo:font-style="italic" fo:font-weight="normal" officeooo:rsid="00279ca0" officeooo:paragraph-rsid="00279ca0" style:font-style-asian="italic" style:font-style-complex="italic"/>
    </style:style>
    <style:style style:name="P17" style:family="paragraph" style:parent-style-name="Standard" style:list-style-name="L1">
      <style:text-properties fo:font-variant="normal" fo:text-transform="none" fo:color="#222222" style:font-name="Arial" fo:font-size="12pt" fo:letter-spacing="normal" fo:font-style="italic" fo:font-weight="normal" officeooo:rsid="00292b19" officeooo:paragraph-rsid="00292b19" style:font-style-asian="italic" style:font-style-complex="italic"/>
    </style:style>
    <style:style style:name="P18" style:family="paragraph" style:parent-style-name="Standard">
      <style:text-properties fo:font-variant="normal" fo:text-transform="none" fo:color="#222222" style:font-name="Arial" fo:font-size="12pt" fo:letter-spacing="normal" fo:font-style="italic" fo:font-weight="normal" officeooo:rsid="002d8486" officeooo:paragraph-rsid="002bd40d" style:font-style-asian="italic" style:font-style-complex="italic"/>
    </style:style>
    <style:style style:name="P19" style:family="paragraph" style:parent-style-name="Standard">
      <style:text-properties fo:font-weight="bold" officeooo:rsid="003dd160" officeooo:paragraph-rsid="003dd160" style:font-weight-asian="bold" style:font-weight-complex="bold"/>
    </style:style>
    <style:style style:name="P20" style:family="paragraph" style:parent-style-name="Standard" style:list-style-name="L2">
      <style:text-properties fo:font-weight="bold" officeooo:rsid="00422ebf" officeooo:paragraph-rsid="00422ebf" style:font-weight-asian="bold" style:font-weight-complex="bold"/>
    </style:style>
    <style:style style:name="T1" style:family="text">
      <style:text-properties officeooo:rsid="002014a9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22c974"/>
    </style:style>
    <style:style style:name="T4" style:family="text">
      <style:text-properties fo:font-variant="normal" fo:text-transform="none" fo:color="#222222" style:font-name="Arial" fo:font-size="12pt" fo:letter-spacing="normal" fo:font-style="italic" fo:font-weight="normal" officeooo:rsid="002bd40d" style:font-style-asian="italic" style:font-style-complex="italic"/>
    </style:style>
    <style:style style:name="T5" style:family="text">
      <style:text-properties fo:font-variant="normal" fo:text-transform="none" fo:color="#222222" style:font-name="Arial" fo:font-size="12pt" fo:letter-spacing="normal" fo:font-style="italic" fo:font-weight="normal" officeooo:rsid="002d8486" style:font-style-asian="italic" style:font-style-complex="italic"/>
    </style:style>
    <style:style style:name="T6" style:family="text">
      <style:text-properties fo:font-variant="normal" fo:text-transform="none" fo:color="#222222" style:font-name="Arial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222222" style:font-name="Arial" fo:font-size="12pt" fo:letter-spacing="normal" fo:font-style="italic" fo:font-weight="normal" officeooo:rsid="00446d36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222222" style:font-name="Arial" fo:font-size="12pt" fo:letter-spacing="normal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222222" style:font-name="Arial" fo:font-size="12pt" fo:letter-spacing="normal" fo:font-style="italic" fo:font-weight="bold" officeooo:rsid="002d8486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222222" style:font-name="Arial" fo:font-size="12pt" fo:letter-spacing="normal" fo:font-style="italic" style:font-style-asian="italic" style:font-style-complex="italic"/>
    </style:style>
    <style:style style:name="T11" style:family="text">
      <style:text-properties fo:font-variant="normal" fo:text-transform="none" fo:color="#222222" style:font-name="Arial" fo:font-size="12pt" fo:letter-spacing="normal" fo:font-style="italic" officeooo:rsid="002d8486" style:font-style-asian="italic" style:font-style-complex="italic"/>
    </style:style>
    <style:style style:name="T12" style:family="text">
      <style:text-properties fo:font-variant="normal" fo:text-transform="none" fo:color="#222222" style:font-name="Arial" fo:font-size="12pt" fo:letter-spacing="normal" fo:font-style="italic" officeooo:rsid="00421c81" style:font-style-asian="italic" style:font-style-complex="italic"/>
    </style:style>
    <style:style style:name="T13" style:family="text">
      <style:text-properties fo:font-variant="normal" fo:text-transform="none" fo:color="#222222" style:font-name="Arial" fo:font-size="12pt" fo:letter-spacing="normal" fo:font-style="italic" officeooo:rsid="00446d36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884e3" style:font-style-asian="italic" style:font-style-complex="italic"/>
    </style:style>
    <style:style style:name="T16" style:family="text">
      <style:text-properties fo:font-style="italic" officeooo:rsid="002d8486" style:font-style-asian="italic" style:font-style-complex="italic"/>
    </style:style>
    <style:style style:name="T17" style:family="text">
      <style:text-properties officeooo:rsid="003c42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7206696" text:style-name="L1">
        <text:list-item>
          <text:p text:style-name="P8">First download the zip file from aicas.</text:p>
        </text:list-item>
        <text:list-item>
          <text:p text:style-name="P9">Copy all the downloaded files in one folder open the terminal and gen into the folder.</text:p>
        </text:list-item>
        <text:list-item>
          <text:p text:style-name="P9">This step we will open the zip file enter this command. “ sudo tar xfz Jamaica-8.3-1-12587-linux-x86_64.tar.gz” [This can only be done using sudo previlages].</text:p>
        </text:list-item>
        <text:list-item>
          <text:p text:style-name="P9">Next step enter this “ sudo ./Jamaica.install ” <text:span text:style-name="T1">after this follow through this will lead to jamaica instalation.</text:span></text:p>
        </text:list-item>
        <text:list-item>
          <text:p text:style-name="P10">Now go back do cd .. and got to usr/local/jamaica 8.3.1 </text:p>
        </text:list-item>
        <text:list-item>
          <text:p text:style-name="P10">Then you select the bin file in that.</text:p>
        </text:list-item>
        <text:list-item>
          <text:p text:style-name="P10"><text:span text:style-name="T2">./aicasKeyInstaller /home/prashaanth/Desktop/dissertation/jamaica_eval/jamaica.aicas_key </text:span><text:span text:style-name="T3">enter this there</text:span></text:p>
        </text:list-item>
        <text:list-item>
          <text:p text:style-name="P11"><text:span text:style-name="T3">I</text:span><text:span text:style-name="T2">n bash add the environment variable add these 2 lines,</text:span></text:p>
          <text:p text:style-name="P12">export JAMAICA=/<text:span text:style-name="T17">usr/local/jamaica-8.3-1</text:span></text:p>
          <text:p text:style-name="P12">export PATH=$JAMAICA/bin:$PATH</text:p>
        </text:list-item>
        <text:list-item>
          <text:p text:style-name="P13">Now we need to test wheter normal file is executing in jamaica so for that copy the <text:span text:style-name="T14">usr/local/jamaica-8.3-1/ <text:s/>then go to target/ examples and copy that folder to the desktop.</text:span></text:p>
        </text:list-item>
        <text:list-item>
          <text:p text:style-name="P15">Now we need to build and compile it for that use these 3 lines</text:p>
          <text:p text:style-name="P15">&gt; mkdir classes</text:p>
          <text:p text:style-name="P15">&gt; jamaicac -d classes src/HelloWorld.java</text:p>
          <text:p text:style-name="P15">&gt; jamaicavm -cp classes HelloWorld</text:p>
        </text:list-item>
        <text:list-item>
          <text:p text:style-name="P14"><text:span text:style-name="T14">Next will be building an application </text:span><text:span text:style-name="T15">this will tell us application memory demand and all</text:span></text:p>
          <text:p text:style-name="P16">&gt;jamaicabuilder -cp classes -interpret HelloWorld</text:p>
          <text:p text:style-name="P17">&gt;./HelloWorld [now do this the program will be executed].</text:p>
        </text:list-item>
        <text:list-item>
          <text:p text:style-name="P7"><text:span text:style-name="T4">Download Eclipse IDE. </text:span><text:span text:style-name="T5">Now go to help→ Install new software→ Add add this link </text:span><text:a xlink:type="simple" xlink:href="https://www.aicas.com/download/eclipse-plugin/" text:style-name="Internet_20_link" text:visited-style-name="Visited_20_Internet_20_Link"><text:span text:style-name="T16">https://www.aicas.com/download/eclipse-plugin/</text:span></text:a><text:span text:style-name="T5"> and let this install and restart the Eclipse. Then check for updates then use Jamaica and enjoy.</text:span></text:p>
        </text:list-item>
      </text:list>
      <text:p text:style-name="P2"/>
      <text:p text:style-name="P19"><text:span text:style-name="T11">H</text:span><text:span text:style-name="T10">ow to </text:span><text:span text:style-name="T12">compile in jamaica through command line</text:span><text:span text:style-name="T10">:</text:span></text:p>
      <text:list xml:id="list3263885942" text:style-name="L2">
        <text:list-item>
          <text:p text:style-name="P20"><text:span text:style-name="T6">Go to the correct program directory then type</text:span><text:span text:style-name="T10"> mkdir classes</text:span></text:p>
        </text:list-item>
        <text:list-item>
          <text:p text:style-name="P20"><text:span text:style-name="T10">jamaicac -d classes src/Hello.java</text:span></text:p>
        </text:list-item>
        <text:list-item>
          <text:p text:style-name="P20"><text:span text:style-name="T10">jamaicavm -cp classes Hello <text:s/></text:span><text:span text:style-name="T7">(this will show the output of your program)</text:span></text:p>
        </text:list-item>
      </text:list>
      <text:p text:style-name="P2"/>
      <text:p text:style-name="P1"><text:span text:style-name="T9">T</text:span><text:span text:style-name="T8">o open bashrc use the following commands:</text:span></text:p>
      <text:p text:style-name="P3">nano ~/.bashrc</text:p>
      <text:p text:style-name="P3"/>
      <text:p text:style-name="P6">Command for checking java version:</text:p>
      <text:p text:style-name="P4">java -version</text:p>
      <text:p text:style-name="P6"/>
      <text:p text:style-name="P6">Command for checking jamaica VM version:</text:p>
      <text:p text:style-name="P5">jamaicavm -ver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6:01:09.430244988</meta:creation-date>
    <dc:date>2020-05-19T12:16:23.729716567</dc:date>
    <meta:editing-duration>PT14H58M53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94" meta:character-count="1864" meta:non-whitespace-character-count="1611"/>
  </office:meta>
</office:document-meta>
</file>